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line-height="200%"/>
      <style:text-properties style:font-name="Times New Roman" style:font-name-complex="Times New Roman"/>
    </style:style>
    <style:style style:name="P8" style:parent-style-name="Standard" style:family="paragraph">
      <style:paragraph-properties fo:line-height="200%" fo:text-indent="0.4923in"/>
    </style:style>
    <style:style style:name="T9" style:parent-style-name="DefaultParagraphFont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Standard" style:family="paragraph">
      <style:paragraph-properties fo:line-height="200%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Jordan Obusek</text:p>
      <text:p text:style-name="P2">Jesse Kreutzberger</text:p>
      <text:p text:style-name="P3">Alex Kells</text:p>
      <text:p text:style-name="P4">Nick Braniff</text:p>
      <text:p text:style-name="P5">COSC 405</text:p>
      <text:p text:style-name="P6">10/9/17</text:p>
      <text:p text:style-name="P7">Connect Four Report</text:p>
      <text:p text:style-name="P8"><text:span text:style-name="T9">Heuristic</text:span><text:span text:style-name="T10"><text:s/>-<text:s/></text:span><text:span text:style-name="T11">The</text:span><text:span text:style-name="T12"><text:s/>least<text:s/></text:span><text:span text:style-name="T13">number</text:span><text:span text:style-name="T14"><text:s/>of moves needed to win.<text:s/></text:span><text:span text:style-name="T15">With this heuristic, we would have an<text:s/></text:span><text:span text:style-name="T16">A*</text:span><text:span text:style-name="T17"><text:s/>algorithm.</text:span></text:p>
      <text:p text:style-name="P18"><text:span text:style-name="T19"><text:tab/>Our program philosophy has been function over fashion. We aimed to make a functional and challenging opponent without frivolous extravagances, and have succeeded. The program design focuses on readability and<text:s/></text:span><text:span text:style-name="T20">simplicity. The program starts by initializing the board, then it asks who will be the first to go. To add a twist the computers first move is always random. Beyond that it relies on our best depth first search with a depth bound of two. We decided to use<text:s/></text:span><text:span text:style-name="T21">a depth bound of two because in most scenarios it is unnecessary to go beyond this level, it would not often lead to a win, but with this depth the computer is still able to make its decision with enough know how to not easily lose to its opponent. The heu</text:span><text:span text:style-name="T22">ristic value is equal to the number of slots needed to reach a win. After determining the best move the computer makes the move and passes over to the player. When one of the players reaches the win state, there will be a standard output message prompting<text:s/></text:span><text:span text:style-name="T23">the player to play aga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holas Braniff</dc:creator>
    <meta:creation-date>2017-10-09T17:54:00Z</meta:creation-date>
    <dc:date>2017-10-10T00:42:00Z</dc:date>
    <meta:print-date>2017-10-10T00:42:00Z</meta:print-date>
    <meta:template xlink:href="Normal.dotm" xlink:type="simple"/>
    <meta:editing-cycles>14</meta:editing-cycles>
    <meta:editing-duration>PT2400S</meta:editing-duration>
    <meta:document-statistic meta:page-count="1" meta:paragraph-count="2" meta:word-count="179" meta:character-count="1201" meta:row-count="8" meta:non-whitespace-character-count="1024"/>
  </office:meta>
</office:document-meta>
</file>